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Katherine M.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0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8 S. 22nd St./</text:p>
      <text:p text:style-name="P3">April 20th 1891/</text:p>
      <text:p text:style-name="P2">Dear D<text:span text:style-name="T2">r</text:span><text:span text:style-name="T3">. Morais,/</text:span></text:p>
      <text:p text:style-name="P2"><text:span text:style-name="T3"><text:tab/>We are more/ grateful to you than/ we can express for your/ very kind &amp; hospitable/ invitation for Seder/ night, &amp; we should/ greatly like to accept it/ were it not to be a family reunion with/ Charles &amp; Clodie at/ Mrs. Closilda Cohen's,/ where Charles will give/</text:span></text:p>
      <text:p text:style-name="P2"><text:span text:style-name="T3"/></text:p>
      <text:p text:style-name="P2"><text:span text:style-name="T3">[Page 2] </text:span></text:p>
      <text:p text:style-name="P2"><text:span text:style-name="T3">the service, &amp; where we/ shall have all the/ children./</text:span></text:p>
      <text:p text:style-name="P2"><text:span text:style-name="T3">Mary joins me in/ kindest regards to/ yourself &amp; all the/ family, &amp; wish thanks/ for your good wishes,/ which we heartily/ echo for yourself &amp;/</text:span></text:p>
      <text:p text:style-name="P2"><text:span text:style-name="T3"/></text:p>
      <text:p text:style-name="P2"><text:span text:style-name="T3">[Page 3]</text:span></text:p>
      <text:p text:style-name="P2"><text:soft-page-break/><text:span text:style-name="T3">your household,/</text:span></text:p>
      <text:p text:style-name="P2"><text:span text:style-name="T3"><text:tab/>Believe me your/ attached friend &amp;/ pupil,/ Katherine M.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3:49:18.93</meta:creation-date>
    <meta:document-statistic meta:table-count="0" meta:image-count="0" meta:object-count="0" meta:page-count="3" meta:paragraph-count="71" meta:word-count="277" meta:character-count="1881"/>
    <dc:date>2011-11-23T13:54:01.56</dc:date>
    <dc:creator>Penn Libraries</dc:creator>
    <meta:editing-duration>PT00H04M42S</meta:editing-duration>
    <meta:editing-cycles>1</meta:editing-cycles>
    <meta:generator>OpenOffice.org/3.2$Win32 OpenOffice.org_project/320m12$Build-9483</meta:generator>
  </office:meta>
</office:document-meta>
</file>